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116cm"/>
    </style:style>
    <style:style style:name="P1" style:family="paragraph">
      <style:paragraph-properties fo:margin-left="0cm" fo:margin-right="0cm" fo:text-indent="0cm"/>
      <style:text-properties fo:language="es" fo:country="ES"/>
    </style:style>
    <style:style style:name="P2" style:family="paragraph">
      <style:paragraph-properties fo:margin-left="0cm" fo:margin-right="0cm" fo:text-indent="0cm"/>
      <style:text-properties fo:font-size="18pt" fo:language="es" fo:country="ES" style:font-size-asian="18pt" style:font-size-complex="18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language="es" fo:country="ES"/>
    </style:style>
    <style:style style:name="T2" style:family="text">
      <style:text-properties fo:font-size="18pt" fo:language="es" fo:country="ES" style:font-size-asian="18pt" style:font-size-complex="18pt"/>
    </style:style>
    <style:style style:name="T3" style:family="text">
      <style:text-properties fo:font-size="18pt" fo:language="es" fo:country="ES" style:font-size-asian="18pt" style:language-asian="zh" style:country-asian="HK" style:font-size-complex="18pt"/>
    </style:style>
    <style:style style:name="T4" style:family="text">
      <style:text-properties fo:font-size="18pt" fo:language="es" fo:country="ES" style:font-size-asian="18pt" style:language-asian="zh" style:country-asian="MO" style:font-size-complex="18pt"/>
    </style:style>
    <style:style style:name="T5" style:family="text">
      <style:text-properties fo:font-size="18pt" fo:language="es" fo:country="ES" style:font-size-asian="18pt" style:language-asian="zh" style:country-asian="CN" style:font-size-complex="18pt"/>
    </style:style>
    <style:style style:name="T6" style:family="text">
      <style:text-properties fo:font-size="18pt" fo:language="es" fo:country="ES" style:font-size-asian="18pt" style:language-asian="zh" style:country-asian="SG" style:font-size-complex="18pt"/>
    </style:style>
    <style:style style:name="T7" style:family="text">
      <style:text-properties fo:font-size="18pt" fo:language="es" fo:country="ES" style:font-size-asian="18pt" style:language-asian="zh" style:country-asian="TW" style:font-size-complex="18pt"/>
    </style:style>
    <style:style style:name="T8" style:family="text">
      <style:text-properties fo:font-size="18pt" fo:language="es" fo:country="ES" style:font-size-asian="18pt" style:language-asian="ko" style:country-asian="KR" style:font-size-complex="18pt"/>
    </style:style>
    <style:style style:name="T9" style:family="text">
      <style:text-properties fo:font-size="18pt" fo:language="es" fo:country="ES" style:font-size-asian="18pt" style:language-asian="ja" style:country-asian="JP" style:font-size-complex="18pt"/>
    </style:style>
    <style:style style:name="T10" style:family="text">
      <style:text-properties fo:font-size="18pt" fo:language="es" fo:country="ES" style:font-size-asian="18pt" style:language-asian="zxx" style:country-asian="none" style:font-size-complex="18pt"/>
    </style:style>
    <style:style style:name="T11" style:family="text">
      <style:text-properties fo:font-size="18pt" fo:language="es" fo:country="ES" style:font-size-asian="18pt" style:language-asian="zxx" style:country-asian="none" style:font-size-complex="18pt" style:language-complex="ar" style:country-complex="SA"/>
    </style:style>
    <style:style style:name="T12" style:family="text">
      <style:text-properties fo:font-size="18pt" fo:language="es" fo:country="ES" style:font-size-asian="18pt" style:language-asian="zxx" style:country-asian="none" style:font-size-complex="18pt" style:language-complex="ar" style:country-complex="DZ"/>
    </style:style>
    <style:style style:name="T13" style:family="text">
      <style:text-properties fo:font-size="18pt" fo:language="es" fo:country="ES" style:font-size-asian="18pt" style:language-asian="zxx" style:country-asian="none" style:font-size-complex="18pt" style:language-complex="ar" style:country-complex="BH"/>
    </style:style>
    <style:style style:name="T14" style:family="text">
      <style:text-properties fo:font-size="18pt" fo:language="es" fo:country="ES" style:font-size-asian="18pt" style:language-asian="zxx" style:country-asian="none" style:font-size-complex="18pt" style:language-complex="ar" style:country-complex="EG"/>
    </style:style>
    <style:style style:name="T15" style:family="text">
      <style:text-properties fo:font-size="18pt" fo:language="es" fo:country="ES" style:font-size-asian="18pt" style:language-asian="zxx" style:country-asian="none" style:font-size-complex="18pt" style:language-complex="ar" style:country-complex="AE"/>
    </style:style>
    <style:style style:name="T16" style:family="text">
      <style:text-properties fo:font-size="18pt" fo:language="es" fo:country="ES" style:font-size-asian="18pt" style:language-asian="zxx" style:country-asian="none" style:font-size-complex="18pt" style:language-complex="ar" style:country-complex="IQ"/>
    </style:style>
    <style:style style:name="T17" style:family="text">
      <style:text-properties fo:font-size="18pt" fo:language="es" fo:country="ES" style:font-size-asian="18pt" style:language-asian="zxx" style:country-asian="none" style:font-size-complex="18pt" style:language-complex="ar" style:country-complex="JO"/>
    </style:style>
    <style:style style:name="T18" style:family="text">
      <style:text-properties fo:font-size="18pt" fo:language="es" fo:country="ES" style:font-size-asian="18pt" style:language-asian="zxx" style:country-asian="none" style:font-size-complex="18pt" style:language-complex="ar" style:country-complex="KW"/>
    </style:style>
    <style:style style:name="T19" style:family="text">
      <style:text-properties fo:font-size="18pt" fo:language="es" fo:country="ES" style:font-size-asian="18pt" style:language-asian="zxx" style:country-asian="none" style:font-size-complex="18pt" style:language-complex="ar" style:country-complex="LB"/>
    </style:style>
    <style:style style:name="T20" style:family="text">
      <style:text-properties fo:font-size="18pt" fo:language="es" fo:country="ES" style:font-size-asian="18pt" style:language-asian="zxx" style:country-asian="none" style:font-size-complex="18pt" style:language-complex="ar" style:country-complex="LY"/>
    </style:style>
    <style:style style:name="T21" style:family="text">
      <style:text-properties fo:font-size="18pt" fo:language="es" fo:country="ES" style:font-size-asian="18pt" style:language-asian="zxx" style:country-asian="none" style:font-size-complex="18pt" style:language-complex="ar" style:country-complex="MA"/>
    </style:style>
    <style:style style:name="T22" style:family="text">
      <style:text-properties fo:font-size="18pt" fo:language="es" fo:country="ES" style:font-size-asian="18pt" style:language-asian="zxx" style:country-asian="none" style:font-size-complex="18pt" style:language-complex="ar" style:country-complex="OM"/>
    </style:style>
    <style:style style:name="T23" style:family="text">
      <style:text-properties fo:font-size="18pt" fo:language="es" fo:country="ES" style:font-size-asian="18pt" style:language-asian="zxx" style:country-asian="none" style:font-size-complex="18pt" style:language-complex="ar" style:country-complex="QA"/>
    </style:style>
    <style:style style:name="T24" style:family="text">
      <style:text-properties fo:font-size="18pt" fo:language="es" fo:country="ES" style:font-size-asian="18pt" style:language-asian="zxx" style:country-asian="none" style:font-size-complex="18pt" style:language-complex="ar" style:country-complex="SY"/>
    </style:style>
    <style:style style:name="T25" style:family="text">
      <style:text-properties fo:font-size="18pt" fo:language="es" fo:country="ES" style:font-size-asian="18pt" style:language-asian="zxx" style:country-asian="none" style:font-size-complex="18pt" style:language-complex="ar" style:country-complex="TN"/>
    </style:style>
    <style:style style:name="T26" style:family="text">
      <style:text-properties fo:font-size="18pt" fo:language="es" fo:country="ES" style:font-size-asian="18pt" style:language-asian="zxx" style:country-asian="none" style:font-size-complex="18pt" style:language-complex="ar" style:country-complex="YE"/>
    </style:style>
    <style:style style:name="T27" style:family="text">
      <style:text-properties fo:font-size="18pt" fo:language="es" fo:country="ES" style:font-size-asian="18pt" style:language-asian="zxx" style:country-asian="none" style:font-size-complex="18pt" style:language-complex="as" style:country-complex="IN"/>
    </style:style>
    <style:style style:name="T28" style:family="text">
      <style:text-properties fo:font-size="18pt" fo:language="es" fo:country="ES" style:font-size-asian="18pt" style:language-asian="zxx" style:country-asian="none" style:font-size-complex="18pt" style:language-complex="bn" style:country-complex="BD"/>
    </style:style>
    <style:style style:name="T29" style:family="text">
      <style:text-properties fo:font-size="18pt" fo:language="es" fo:country="ES" style:font-size-asian="18pt" style:language-asian="zxx" style:country-asian="none" style:font-size-complex="18pt" style:language-complex="bn" style:country-complex="IN"/>
    </style:style>
    <style:style style:name="T30" style:family="text">
      <style:text-properties fo:font-size="18pt" fo:language="es" fo:country="ES" style:font-size-asian="18pt" style:language-asian="zxx" style:country-asian="none" style:font-size-complex="18pt" style:language-complex="ks" style:country-complex="none"/>
    </style:style>
    <style:style style:name="T31" style:family="text">
      <style:text-properties fo:font-size="18pt" fo:language="es" fo:country="ES" style:font-size-asian="18pt" style:language-asian="zxx" style:country-asian="none" style:font-size-complex="18pt" style:language-complex="ks" style:country-complex="IN"/>
    </style:style>
    <style:style style:name="T32" style:family="text">
      <style:text-properties fo:font-size="18pt" fo:language="es" fo:country="ES" style:font-size-asian="18pt" style:language-asian="zxx" style:country-asian="none" style:font-size-complex="18pt" style:language-complex="dz" style:country-complex="BT"/>
    </style:style>
    <style:style style:name="T33" style:family="text">
      <style:text-properties fo:font-size="18pt" fo:language="es" fo:country="ES" style:font-size-asian="18pt" style:language-asian="zxx" style:country-asian="none" style:font-size-complex="18pt" style:language-complex="fa" style:country-complex="IR"/>
    </style:style>
    <style:style style:name="T34" style:family="text">
      <style:text-properties fo:font-size="18pt" fo:language="es" fo:country="ES" style:font-size-asian="18pt" style:language-asian="zxx" style:country-asian="none" style:font-size-complex="18pt" style:language-complex="gu" style:country-complex="IN"/>
    </style:style>
    <style:style style:name="T35" style:family="text">
      <style:text-properties fo:font-size="18pt" fo:language="es" fo:country="ES" style:font-size-asian="18pt" style:language-asian="zxx" style:country-asian="none" style:font-size-complex="18pt" style:language-complex="he" style:country-complex="IL"/>
    </style:style>
    <style:style style:name="T36" style:family="text">
      <style:text-properties fo:font-size="18pt" fo:language="es" fo:country="ES" style:font-size-asian="18pt" style:language-asian="zxx" style:country-asian="none" style:font-size-complex="18pt" style:language-complex="hi" style:country-complex="IN"/>
    </style:style>
    <style:style style:name="T37" style:family="text">
      <style:text-properties fo:font-size="18pt" fo:language="es" fo:country="ES" style:font-size-asian="18pt" style:language-asian="zxx" style:country-asian="none" style:font-size-complex="18pt" style:language-complex="km" style:country-complex="KH"/>
    </style:style>
    <style:style style:name="T38" style:family="text">
      <style:text-properties fo:font-size="18pt" fo:language="es" fo:country="ES" style:font-size-asian="18pt" style:language-asian="zxx" style:country-asian="none" style:font-size-complex="18pt" style:language-complex="kn" style:country-complex="IN"/>
    </style:style>
    <style:style style:name="T39" style:family="text">
      <style:text-properties fo:font-size="18pt" fo:language="es" fo:country="ES" style:font-size-asian="18pt" style:language-asian="zxx" style:country-asian="none" style:font-size-complex="18pt" style:language-complex="ku" style:country-complex="IQ"/>
    </style:style>
    <style:style style:name="T40" style:family="text">
      <style:text-properties fo:font-size="18pt" fo:language="es" fo:country="ES" style:font-size-asian="18pt" style:language-asian="zxx" style:country-asian="none" style:font-size-complex="18pt" style:language-complex="ku" style:country-complex="IR"/>
    </style:style>
    <style:style style:name="T41" style:family="text">
      <style:text-properties fo:font-size="18pt" fo:language="es" fo:country="ES" style:font-size-asian="18pt" style:language-asian="zxx" style:country-asian="none" style:font-size-complex="18pt" style:language-complex="lo" style:country-complex="LA"/>
    </style:style>
    <style:style style:name="T42" style:family="text">
      <style:text-properties fo:font-size="18pt" fo:language="es" fo:country="ES" style:font-size-asian="18pt" style:language-asian="zxx" style:country-asian="none" style:font-size-complex="18pt" style:language-complex="ml" style:country-complex="IN"/>
    </style:style>
    <style:style style:name="T43" style:family="text">
      <style:text-properties fo:font-size="18pt" fo:language="es" fo:country="ES" style:font-size-asian="18pt" style:language-asian="zxx" style:country-asian="none" style:font-size-complex="18pt" style:language-complex="mni" style:country-complex="IN"/>
    </style:style>
    <style:style style:name="T44" style:family="text">
      <style:text-properties fo:font-size="18pt" fo:language="es" fo:country="ES" style:font-size-asian="18pt" style:language-asian="zxx" style:country-asian="none" style:font-size-complex="18pt" style:language-complex="mr" style:country-complex="IN"/>
    </style:style>
    <style:style style:name="T45" style:family="text">
      <style:text-properties fo:font-size="18pt" fo:language="es" fo:country="ES" style:font-size-asian="18pt" style:language-asian="zxx" style:country-asian="none" style:font-size-complex="18pt" style:language-complex="ne" style:country-complex="IN"/>
    </style:style>
    <style:style style:name="T46" style:family="text">
      <style:text-properties fo:font-size="18pt" fo:language="es" fo:country="ES" style:font-size-asian="18pt" style:language-asian="zxx" style:country-asian="none" style:font-size-complex="18pt" style:language-complex="ne" style:country-complex="NP"/>
    </style:style>
    <style:style style:name="T47" style:family="text">
      <style:text-properties fo:font-size="18pt" fo:language="es" fo:country="ES" style:font-size-asian="18pt" style:language-asian="zxx" style:country-asian="none" style:font-size-complex="18pt" style:language-complex="or" style:country-complex="IN"/>
    </style:style>
    <style:style style:name="T48" style:family="text">
      <style:text-properties fo:font-size="18pt" fo:language="es" fo:country="ES" style:font-size-asian="18pt" style:language-asian="zxx" style:country-asian="none" style:font-size-complex="18pt" style:language-complex="pa" style:country-complex="IN"/>
    </style:style>
    <style:style style:name="T49" style:family="text">
      <style:text-properties fo:font-size="18pt" fo:language="es" fo:country="ES" style:font-size-asian="18pt" style:language-asian="zxx" style:country-asian="none" style:font-size-complex="18pt" style:language-complex="sa" style:country-complex="IN"/>
    </style:style>
    <style:style style:name="T50" style:family="text">
      <style:text-properties fo:font-size="18pt" fo:language="es" fo:country="ES" style:font-size-asian="18pt" style:language-asian="zxx" style:country-asian="none" style:font-size-complex="18pt" style:language-complex="sd" style:country-complex="IN"/>
    </style:style>
    <style:style style:name="T51" style:family="text">
      <style:text-properties fo:font-size="18pt" fo:language="es" fo:country="ES" style:font-size-asian="18pt" style:language-asian="zxx" style:country-asian="none" style:font-size-complex="18pt" style:language-complex="si" style:country-complex="LK"/>
    </style:style>
    <style:style style:name="T52" style:family="text">
      <style:text-properties fo:font-size="18pt" fo:language="es" fo:country="ES" style:font-size-asian="18pt" style:language-asian="zxx" style:country-asian="none" style:font-size-complex="18pt" style:language-complex="th" style:country-complex="TH"/>
    </style:style>
    <style:style style:name="T53" style:family="text">
      <style:text-properties fo:font-size="18pt" fo:language="es" fo:country="ES" style:font-size-asian="18pt" style:language-asian="zxx" style:country-asian="none" style:font-size-complex="18pt" style:language-complex="ta" style:country-complex="IN"/>
    </style:style>
    <style:style style:name="T54" style:family="text">
      <style:text-properties fo:font-size="18pt" fo:language="es" fo:country="ES" style:font-size-asian="18pt" style:language-asian="zxx" style:country-asian="none" style:font-size-complex="18pt" style:language-complex="te" style:country-complex="IN"/>
    </style:style>
    <style:style style:name="T55" style:family="text">
      <style:text-properties fo:font-size="18pt" fo:language="es" fo:country="ES" style:font-size-asian="18pt" style:language-asian="zxx" style:country-asian="none" style:font-size-complex="18pt" style:language-complex="bo" style:country-complex="CN"/>
    </style:style>
    <style:style style:name="T56" style:family="text">
      <style:text-properties fo:font-size="18pt" fo:language="es" fo:country="ES" style:font-size-asian="18pt" style:language-asian="zxx" style:country-asian="none" style:font-size-complex="18pt" style:language-complex="ur" style:country-complex="IN"/>
    </style:style>
    <style:style style:name="T57" style:family="text">
      <style:text-properties fo:font-size="18pt" fo:language="es" fo:country="ES" style:font-size-asian="18pt" style:language-asian="zxx" style:country-asian="none" style:font-size-complex="18pt" style:language-complex="ur" style:country-complex="PK"/>
    </style:style>
    <style:style style:name="T58" style:family="text">
      <style:text-properties fo:font-size="18pt" fo:language="es" fo:country="ES" style:font-size-asian="18pt" style:language-asian="zxx" style:country-asian="none" style:font-size-complex="18pt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8.8cm" svg:height="42.25cm" svg:x="-0.1cm" svg:y="-2.5cm">
          <draw:text-box>
            <text:p text:style-name="P1"><text:span text:style-name="T1"><text:s/></text:span><text:span text:style-name="T1">127 8 49</text:span></text:p>
            <text:p text:style-name="P1"><text:span text:style-name="T2">1</text:span><text:span text:style-name="T2"><text:tab/></text:span><text:span text:style-name="T2">[Ninguno]</text:span><text:span text:style-name="T2"><text:tab/></text:span></text:p>
            <text:p text:style-name="P1"><text:span text:style-name="T2">2</text:span><text:span text:style-name="T2"><text:tab/></text:span><text:span text:style-name="T2">Afrikaans</text:span><text:span text:style-name="T2"><text:tab/></text:span></text:p>
            <text:p text:style-name="P1"><text:span text:style-name="T2">3</text:span><text:span text:style-name="T2"><text:tab/></text:span><text:span text:style-name="T2">Albanés</text:span><text:span text:style-name="T2"><text:tab/></text:span></text:p>
            <text:p text:style-name="P1"><text:span text:style-name="T2">4</text:span><text:span text:style-name="T2"><text:tab/></text:span><text:span text:style-name="T2">Alemán (Alemania)</text:span><text:span text:style-name="T2"><text:tab/></text:span></text:p>
            <text:p text:style-name="P1"><text:span text:style-name="T2">5</text:span><text:span text:style-name="T2"><text:tab/></text:span><text:span text:style-name="T2">Alemán (Austria)</text:span><text:span text:style-name="T2"><text:tab/></text:span></text:p>
            <text:p text:style-name="P1"><text:span text:style-name="T2">6</text:span><text:span text:style-name="T2"><text:tab/></text:span><text:span text:style-name="T2">Alemán (Liechtenstein)</text:span><text:span text:style-name="T2"><text:tab/></text:span></text:p>
            <text:p text:style-name="P1"><text:span text:style-name="T2">7</text:span><text:span text:style-name="T2"><text:tab/></text:span><text:span text:style-name="T2">Alemán (Luxemburgo)</text:span><text:span text:style-name="T2"><text:tab/></text:span></text:p>
            <text:p text:style-name="P1"><text:span text:style-name="T2">8</text:span><text:span text:style-name="T2"><text:tab/></text:span><text:span text:style-name="T2">Alemán (Suiza)</text:span><text:span text:style-name="T2"><text:tab/></text:span></text:p>
            <text:p text:style-name="P1"><text:span text:style-name="T2">9</text:span><text:span text:style-name="T2"><text:tab/></text:span><text:span text:style-name="T2">Armenio</text:span><text:span text:style-name="T2"><text:tab/></text:span></text:p>
            <text:p text:style-name="P1"><text:span text:style-name="T2">10</text:span><text:span text:style-name="T2"><text:tab/></text:span><text:span text:style-name="T2">Azerbaiyano (Cirílico)</text:span><text:span text:style-name="T2"><text:tab/></text:span></text:p>
            <text:p text:style-name="P1"><text:span text:style-name="T2">11</text:span><text:span text:style-name="T2"><text:tab/></text:span><text:span text:style-name="T2">Azerbaiyano (Latín)</text:span><text:span text:style-name="T2"><text:tab/></text:span></text:p>
            <text:p text:style-name="P1"><text:span text:style-name="T2">12</text:span><text:span text:style-name="T2"><text:tab/></text:span><text:span text:style-name="T2">Basco</text:span><text:span text:style-name="T2"><text:tab/></text:span></text:p>
            <text:p text:style-name="P1"><text:span text:style-name="T2">13</text:span><text:span text:style-name="T2"><text:tab/></text:span><text:span text:style-name="T2">Bielorruso</text:span><text:span text:style-name="T2"><text:tab/></text:span></text:p>
            <text:p text:style-name="P1"><text:span text:style-name="T2">14</text:span><text:span text:style-name="T2"><text:tab/></text:span><text:span text:style-name="T2">Bosnio</text:span><text:span text:style-name="T2"><text:tab/></text:span></text:p>
            <text:p text:style-name="P1"><text:span text:style-name="T2">15</text:span><text:span text:style-name="T2"><text:tab/></text:span><text:span text:style-name="T2">Bretón</text:span><text:span text:style-name="T2"><text:tab/></text:span></text:p>
            <text:p text:style-name="P1"><text:span text:style-name="T2">16</text:span><text:span text:style-name="T2"><text:tab/></text:span><text:span text:style-name="T2">Búlgaro</text:span><text:span text:style-name="T2"><text:tab/></text:span></text:p>
            <text:p text:style-name="P1"><text:span text:style-name="T2">17</text:span><text:span text:style-name="T2"><text:tab/></text:span><text:span text:style-name="T2">Catalán</text:span><text:span text:style-name="T2"><text:tab/></text:span></text:p>
            <text:p text:style-name="P1"><text:span text:style-name="T2">18</text:span><text:span text:style-name="T2"><text:tab/></text:span><text:span text:style-name="T2">Checo</text:span><text:span text:style-name="T2"><text:tab/></text:span></text:p>
            <text:p text:style-name="P1"><text:span text:style-name="T2">19</text:span><text:span text:style-name="T2"><text:tab/></text:span><text:span text:style-name="T2">Croata</text:span><text:span text:style-name="T2"><text:tab/></text:span></text:p>
            <text:p text:style-name="P1"><text:span text:style-name="T2">20</text:span><text:span text:style-name="T2"><text:tab/></text:span><text:span text:style-name="T2">Danés</text:span><text:span text:style-name="T2"><text:tab/></text:span></text:p>
            <text:p text:style-name="P1"><text:span text:style-name="T2">21</text:span><text:span text:style-name="T2"><text:tab/></text:span><text:span text:style-name="T2">Dhivehi</text:span><text:span text:style-name="T2"><text:tab/></text:span></text:p>
            <text:p text:style-name="P1"><text:span text:style-name="T2">22</text:span><text:span text:style-name="T2"><text:tab/></text:span><text:span text:style-name="T2">Eslovaco</text:span><text:span text:style-name="T2"><text:tab/></text:span></text:p>
            <text:p text:style-name="P1"><text:span text:style-name="T2">23</text:span><text:span text:style-name="T2"><text:tab/></text:span><text:span text:style-name="T2">Esloveno</text:span><text:span text:style-name="T2"><text:tab/></text:span></text:p>
            <text:p text:style-name="P1"><text:span text:style-name="T2">24</text:span><text:span text:style-name="T2"><text:tab/></text:span><text:span text:style-name="T2">Español (Argentina)</text:span><text:span text:style-name="T2"><text:tab/></text:span></text:p>
            <text:p text:style-name="P1"><text:span text:style-name="T2">25</text:span><text:span text:style-name="T2"><text:tab/></text:span><text:span text:style-name="T2">Español (Bolivia)</text:span><text:span text:style-name="T2"><text:tab/></text:span></text:p>
            <text:p text:style-name="P1"><text:span text:style-name="T2">26</text:span><text:span text:style-name="T2"><text:tab/></text:span><text:span text:style-name="T2">Español (Chile)</text:span><text:span text:style-name="T2"><text:tab/></text:span></text:p>
            <text:p text:style-name="P1"><text:span text:style-name="T2">27</text:span><text:span text:style-name="T2"><text:tab/></text:span><text:span text:style-name="T2">Español (Colombia)</text:span><text:span text:style-name="T2"><text:tab/></text:span></text:p>
            <text:p text:style-name="P1"><text:span text:style-name="T2">28</text:span><text:span text:style-name="T2"><text:tab/></text:span><text:span text:style-name="T2">Español (Costa Rica)</text:span><text:span text:style-name="T2"><text:tab/></text:span></text:p>
            <text:p text:style-name="P1"><text:span text:style-name="T2">29</text:span><text:span text:style-name="T2"><text:tab/></text:span><text:span text:style-name="T2">Español (Ecuador)</text:span><text:span text:style-name="T2"><text:tab/></text:span></text:p>
            <text:p text:style-name="P1"><text:span text:style-name="T2">30</text:span><text:span text:style-name="T2"><text:tab/></text:span><text:span text:style-name="T2">Español (El Salvador)</text:span><text:span text:style-name="T2"><text:tab/></text:span></text:p>
            <text:p text:style-name="P1"><text:span text:style-name="T2">31</text:span><text:span text:style-name="T2"><text:tab/></text:span><text:span text:style-name="T2">Español (España)</text:span><text:span text:style-name="T2"><text:tab/></text:span></text:p>
            <text:p text:style-name="P1"><text:span text:style-name="T2">32</text:span><text:span text:style-name="T2"><text:tab/></text:span><text:span text:style-name="T2">Español (Guatemala)</text:span><text:span text:style-name="T2"><text:tab/></text:span></text:p>
            <text:p text:style-name="P1"><text:span text:style-name="T2">33</text:span><text:span text:style-name="T2"><text:tab/></text:span><text:span text:style-name="T2">Español (Honduras)</text:span><text:span text:style-name="T2"><text:tab/></text:span></text:p>
            <text:p text:style-name="P1"><text:span text:style-name="T2">34</text:span><text:span text:style-name="T2"><text:tab/></text:span><text:span text:style-name="T2">Español (México)</text:span><text:span text:style-name="T2"><text:tab/></text:span></text:p>
            <text:p text:style-name="P1"><text:span text:style-name="T2">35</text:span><text:span text:style-name="T2"><text:tab/></text:span><text:span text:style-name="T2">Español (Moderno)</text:span><text:span text:style-name="T2"><text:tab/></text:span></text:p>
            <text:p text:style-name="P1"><text:span text:style-name="T2">36</text:span><text:span text:style-name="T2"><text:tab/></text:span><text:span text:style-name="T2">Español (Nicaragua)</text:span><text:span text:style-name="T2"><text:tab/></text:span></text:p>
            <text:p text:style-name="P1"><text:span text:style-name="T2">37</text:span><text:span text:style-name="T2"><text:tab/></text:span><text:span text:style-name="T2">Español (Panamá)</text:span><text:span text:style-name="T2"><text:tab/></text:span></text:p>
            <text:p text:style-name="P1"><text:span text:style-name="T2">38</text:span><text:span text:style-name="T2"><text:tab/></text:span><text:span text:style-name="T2">Español (Paraguay)</text:span><text:span text:style-name="T2"><text:tab/></text:span></text:p>
            <text:p text:style-name="P1"><text:span text:style-name="T2">39</text:span><text:span text:style-name="T2"><text:tab/></text:span><text:span text:style-name="T2">Español (Perú)</text:span><text:span text:style-name="T2"><text:tab/></text:span></text:p>
            <text:p text:style-name="P1"><text:span text:style-name="T2">40</text:span><text:span text:style-name="T2"><text:tab/></text:span><text:span text:style-name="T2">Español (Puerto Rico)</text:span><text:span text:style-name="T2"><text:tab/></text:span></text:p>
            <text:p text:style-name="P1"><text:span text:style-name="T2">41</text:span><text:span text:style-name="T2"><text:tab/></text:span><text:span text:style-name="T2">Español (Rep. Dominicana)</text:span><text:span text:style-name="T2"><text:tab/></text:span></text:p>
            <text:p text:style-name="P1"><text:span text:style-name="T2">42</text:span><text:span text:style-name="T2"><text:tab/></text:span><text:span text:style-name="T2">Español (Uruguay)</text:span><text:span text:style-name="T2"><text:tab/></text:span></text:p>
            <text:p text:style-name="P1"><text:span text:style-name="T2">43</text:span><text:span text:style-name="T2"><text:tab/></text:span><text:span text:style-name="T2">Español (Venezuela)</text:span><text:span text:style-name="T2"><text:tab/></text:span></text:p>
            <text:p text:style-name="P1"><text:span text:style-name="T2">44</text:span><text:span text:style-name="T2"><text:tab/></text:span><text:span text:style-name="T2">Esperanto</text:span><text:span text:style-name="T2"><text:tab/></text:span></text:p>
            <text:p text:style-name="P1"><text:span text:style-name="T2">45</text:span><text:span text:style-name="T2"><text:tab/></text:span><text:span text:style-name="T2">Estonio</text:span><text:span text:style-name="T2"><text:tab/></text:span></text:p>
            <text:p text:style-name="P1"><text:span text:style-name="T2">46</text:span><text:span text:style-name="T2"><text:tab/></text:span><text:span text:style-name="T2">Faroés</text:span><text:span text:style-name="T2"><text:tab/></text:span></text:p>
            <text:p text:style-name="P1"><text:span text:style-name="T2">47</text:span><text:span text:style-name="T2"><text:tab/></text:span><text:span text:style-name="T2">Finlandés</text:span><text:span text:style-name="T2"><text:tab/></text:span></text:p>
            <text:p text:style-name="P1"><text:span text:style-name="T2">48</text:span><text:span text:style-name="T2"><text:tab/></text:span><text:span text:style-name="T2">Francés (Bélgica)</text:span><text:span text:style-name="T2"><text:tab/></text:span></text:p>
            <text:p text:style-name="P1"><text:span text:style-name="T2">49</text:span><text:span text:style-name="T2"><text:tab/></text:span><text:span text:style-name="T2">Francés (Canadá)</text:span><text:span text:style-name="T2"><text:tab/></text:span></text:p>
            <text:p text:style-name="P1"><text:span text:style-name="T2">50</text:span><text:span text:style-name="T2"><text:tab/></text:span><text:span text:style-name="T2">Francés (Francia)</text:span><text:span text:style-name="T2"><text:tab/></text:span></text:p>
            <text:p text:style-name="P1"><text:span text:style-name="T2">51</text:span><text:span text:style-name="T2"><text:tab/></text:span><text:span text:style-name="T2">Francés (Luxemburgo)</text:span><text:span text:style-name="T2"><text:tab/></text:span></text:p>
            <text:p text:style-name="P1"><text:span text:style-name="T2">52</text:span><text:span text:style-name="T2"><text:tab/></text:span><text:span text:style-name="T2">Francés (Mónaco)</text:span><text:span text:style-name="T2"><text:tab/></text:span></text:p>
            <text:p text:style-name="P1"><text:span text:style-name="T2">53</text:span><text:span text:style-name="T2"><text:tab/></text:span><text:span text:style-name="T2">Francés (Suiza)</text:span><text:span text:style-name="T2"><text:tab/></text:span></text:p>
            <text:p text:style-name="P1"><text:span text:style-name="T2">54</text:span><text:span text:style-name="T2"><text:tab/></text:span><text:span text:style-name="T2">Frisón</text:span><text:span text:style-name="T2"><text:tab/></text:span></text:p>
            <text:p text:style-name="P1"><text:span text:style-name="T2">55</text:span><text:span text:style-name="T2"><text:tab/></text:span><text:span text:style-name="T2">Gaélico (Escocia)</text:span><text:span text:style-name="T2"><text:tab/></text:span></text:p>
            <text:p text:style-name="P1"><text:span text:style-name="T2">56</text:span><text:span text:style-name="T2"><text:tab/></text:span><text:span text:style-name="T2">Galés</text:span><text:span text:style-name="T2"><text:tab/></text:span></text:p>
            <text:p text:style-name="P1"><text:span text:style-name="T2">57</text:span><text:span text:style-name="T2"><text:tab/></text:span><text:span text:style-name="T2">Gallego</text:span><text:span text:style-name="T2"><text:tab/></text:span></text:p>
            <text:p text:style-name="P1"><text:span text:style-name="T2">58</text:span><text:span text:style-name="T2"><text:tab/></text:span><text:span text:style-name="T2">Georgiano</text:span><text:span text:style-name="T2"><text:tab/></text:span></text:p>
            <text:p text:style-name="P1"><text:span text:style-name="T2">59</text:span><text:span text:style-name="T2"><text:tab/></text:span><text:span text:style-name="T2">Griego</text:span><text:span text:style-name="T2"><text:tab/></text:span></text:p>
            <text:p text:style-name="P1"><text:span text:style-name="T2">60</text:span><text:span text:style-name="T2"><text:tab/></text:span><text:span text:style-name="T2">Groenlandés</text:span><text:span text:style-name="T2"><text:tab/></text:span></text:p>
            <text:p text:style-name="P1"><text:span text:style-name="T2">61</text:span><text:span text:style-name="T2"><text:tab/></text:span><text:span text:style-name="T2">Holandés (Bélgica)</text:span><text:span text:style-name="T2"><text:tab/></text:span></text:p>
            <text:p text:style-name="P1"><text:span text:style-name="T2">62</text:span><text:span text:style-name="T2"><text:tab/></text:span><text:span text:style-name="T2">Holandés (Países Bajos)</text:span><text:span text:style-name="T2"><text:tab/></text:span></text:p>
            <text:p text:style-name="P1"><text:span text:style-name="T2">63</text:span><text:span text:style-name="T2"><text:tab/></text:span><text:span text:style-name="T2">Húngaro</text:span><text:span text:style-name="T2"><text:tab/></text:span></text:p>
            <text:p text:style-name="P1"><text:span text:style-name="T2">64</text:span><text:span text:style-name="T2"><text:tab/></text:span><text:span text:style-name="T2">Indonesio</text:span><text:span text:style-name="T2"><text:tab/></text:span></text:p>
            <text:p text:style-name="P1"><text:span text:style-name="T2">65</text:span><text:span text:style-name="T2"><text:tab/></text:span><text:span text:style-name="T2">Inglés (Australia)</text:span><text:span text:style-name="T2"><text:tab/></text:span></text:p>
            <text:p text:style-name="P1"><text:span text:style-name="T2">66</text:span><text:span text:style-name="T2"><text:tab/></text:span><text:span text:style-name="T2">Inglés (Belice)</text:span><text:span text:style-name="T2"><text:tab/></text:span></text:p>
            <text:p text:style-name="P1"><text:span text:style-name="T2">67</text:span><text:span text:style-name="T2"><text:tab/></text:span><text:span text:style-name="T2">Inglés (Canadá)</text:span><text:span text:style-name="T2"><text:tab/></text:span></text:p>
            <text:p text:style-name="P1"><text:span text:style-name="T2">68</text:span><text:span text:style-name="T2"><text:tab/></text:span><text:span text:style-name="T2">Inglés (Caribe)</text:span><text:span text:style-name="T2"><text:tab/></text:span></text:p>
            <text:p text:style-name="P1"><text:span text:style-name="T2">69</text:span><text:span text:style-name="T2"><text:tab/></text:span><text:span text:style-name="T2">Inglés (Estados Unidos)</text:span><text:span text:style-name="T2"><text:tab/></text:span></text:p>
            <text:p text:style-name="P1"><text:span text:style-name="T2">70</text:span><text:span text:style-name="T2"><text:tab/></text:span><text:span text:style-name="T2">Inglés (Filipinas)</text:span><text:span text:style-name="T2"><text:tab/></text:span></text:p>
            <text:p text:style-name="P1"><text:span text:style-name="T2">71</text:span><text:span text:style-name="T2"><text:tab/></text:span><text:span text:style-name="T2">Inglés (Irlanda)</text:span><text:span text:style-name="T2"><text:tab/></text:span></text:p>
            <text:p text:style-name="P1"><text:span text:style-name="T2">72</text:span><text:span text:style-name="T2"><text:tab/></text:span><text:span text:style-name="T2">Inglés (Jamaica)</text:span><text:span text:style-name="T2"><text:tab/></text:span></text:p>
            <text:p text:style-name="P1"><text:span text:style-name="T2">73</text:span><text:span text:style-name="T2"><text:tab/></text:span><text:span text:style-name="T2">Inglés (Nueva Zelanda)</text:span><text:span text:style-name="T2"><text:tab/></text:span></text:p>
            <text:p text:style-name="P1"><text:span text:style-name="T2">74</text:span><text:span text:style-name="T2"><text:tab/></text:span><text:span text:style-name="T2">Inglés (Reino Unido)</text:span><text:span text:style-name="T2"><text:tab/></text:span></text:p>
            <text:p text:style-name="P1"><text:span text:style-name="T2">75</text:span><text:span text:style-name="T2"><text:tab/></text:span><text:span text:style-name="T2">Inglés (Sudáfrica)</text:span><text:span text:style-name="T2"><text:tab/></text:span></text:p>
            <text:p text:style-name="P1"><text:span text:style-name="T2">76</text:span><text:span text:style-name="T2"><text:tab/></text:span><text:span text:style-name="T2">Inglés (Trinidad)</text:span><text:span text:style-name="T2"><text:tab/></text:span></text:p>
            <text:p text:style-name="P1"><text:span text:style-name="T2">77</text:span><text:span text:style-name="T2"><text:tab/></text:span><text:span text:style-name="T2">Inglés (Zimbabue)</text:span><text:span text:style-name="T2"><text:tab/></text:span></text:p>
            <text:p text:style-name="P1"><text:span text:style-name="T2">78</text:span><text:span text:style-name="T2"><text:tab/></text:span><text:span text:style-name="T2">Interlingua</text:span><text:span text:style-name="T2"><text:tab/></text:span></text:p>
            <text:p text:style-name="P1"><text:span text:style-name="T2">79</text:span><text:span text:style-name="T2"><text:tab/></text:span><text:span text:style-name="T2">Irlandés</text:span><text:span text:style-name="T2"><text:tab/></text:span></text:p>
            <text:p text:style-name="P1"><text:span text:style-name="T2">80</text:span><text:span text:style-name="T2"><text:tab/></text:span><text:span text:style-name="T2">Islandés</text:span><text:span text:style-name="T2"><text:tab/></text:span></text:p>
            <text:p text:style-name="P1"><text:span text:style-name="T2">81</text:span><text:span text:style-name="T2"><text:tab/></text:span><text:span text:style-name="T2">Italiano (Italia)</text:span><text:span text:style-name="T2"><text:tab/></text:span></text:p>
            <text:p text:style-name="P1"><text:span text:style-name="T2">82</text:span><text:span text:style-name="T2"><text:tab/></text:span><text:span text:style-name="T2">Italiano (Suiza)</text:span><text:span text:style-name="T2"><text:tab/></text:span></text:p>
            <text:p text:style-name="P1"><text:span text:style-name="T2">83</text:span><text:span text:style-name="T2"><text:tab/></text:span><text:span text:style-name="T2">Kazajio</text:span><text:span text:style-name="T2"><text:tab/></text:span></text:p>
            <text:p text:style-name="P1"><text:span text:style-name="T2">84</text:span><text:span text:style-name="T2"><text:tab/></text:span><text:span text:style-name="T2">Kinyarwanda (Ruanda)</text:span><text:span text:style-name="T2"><text:tab/></text:span></text:p>
            <text:p text:style-name="P1"><text:span text:style-name="T2">85</text:span><text:span text:style-name="T2"><text:tab/></text:span><text:span text:style-name="T2">Konkani</text:span><text:span text:style-name="T2"><text:tab/></text:span></text:p>
            <text:p text:style-name="P1"><text:span text:style-name="T2">86</text:span><text:span text:style-name="T2"><text:tab/></text:span><text:span text:style-name="T2">Kurdo (Siria)</text:span><text:span text:style-name="T2"><text:tab/></text:span></text:p>
            <text:p text:style-name="P1"><text:span text:style-name="T2">87</text:span><text:span text:style-name="T2"><text:tab/></text:span><text:span text:style-name="T2">Kurdo (Turquía)</text:span><text:span text:style-name="T2"><text:tab/></text:span></text:p>
            <text:p text:style-name="P1"><text:span text:style-name="T2">88</text:span><text:span text:style-name="T2"><text:tab/></text:span><text:span text:style-name="T2">Latín</text:span><text:span text:style-name="T2"><text:tab/></text:span></text:p>
            <text:p text:style-name="P1"><text:span text:style-name="T2">89</text:span><text:span text:style-name="T2"><text:tab/></text:span><text:span text:style-name="T2">Letón</text:span><text:span text:style-name="T2"><text:tab/></text:span></text:p>
            <text:p text:style-name="P1"><text:span text:style-name="T2">90</text:span><text:span text:style-name="T2"><text:tab/></text:span><text:span text:style-name="T2">Lituano</text:span><text:span text:style-name="T2"><text:tab/></text:span></text:p>
            <text:p text:style-name="P1"><text:span text:style-name="T2">91</text:span><text:span text:style-name="T2"><text:tab/></text:span><text:span text:style-name="T2">Lituano (clásico)</text:span><text:span text:style-name="T2"><text:tab/></text:span></text:p>
            <text:p text:style-name="P1"><text:span text:style-name="T2">92</text:span><text:span text:style-name="T2"><text:tab/></text:span><text:span text:style-name="T2">Macedonio</text:span><text:span text:style-name="T2"><text:tab/></text:span></text:p>
            <text:p text:style-name="P1"><text:span text:style-name="T2">93</text:span><text:span text:style-name="T2"><text:tab/></text:span><text:span text:style-name="T2">Malayo (Brunei Darusalam)</text:span><text:span text:style-name="T2"><text:tab/></text:span></text:p>
            <text:p text:style-name="P1"><text:span text:style-name="T2">94</text:span><text:span text:style-name="T2"><text:tab/></text:span><text:span text:style-name="T2">Malayo (Malasia)</text:span><text:span text:style-name="T2"><text:tab/></text:span></text:p>
            <text:p text:style-name="P1"><text:span text:style-name="T2">95</text:span><text:span text:style-name="T2"><text:tab/></text:span><text:span text:style-name="T2">Maorí (Nueva Zelanda)</text:span><text:span text:style-name="T2"><text:tab/></text:span></text:p>
            <text:p text:style-name="P1"><text:span text:style-name="T2">96</text:span><text:span text:style-name="T2"><text:tab/></text:span><text:span text:style-name="T2">Mongol</text:span><text:span text:style-name="T2"><text:tab/></text:span></text:p>
            <text:p text:style-name="P1"><text:span text:style-name="T2">97</text:span><text:span text:style-name="T2"><text:tab/></text:span><text:span text:style-name="T2">Ndebele (Sur)</text:span><text:span text:style-name="T2"><text:tab/></text:span></text:p>
            <text:p text:style-name="P1"><text:span text:style-name="T2">98</text:span><text:span text:style-name="T2"><text:tab/></text:span><text:span text:style-name="T2">Noruego (Bokmal)</text:span><text:span text:style-name="T2"><text:tab/></text:span></text:p>
            <text:p text:style-name="P1"><text:span text:style-name="T2">99</text:span><text:span text:style-name="T2"><text:tab/></text:span><text:span text:style-name="T2">Noruego (Nynorsk)</text:span><text:span text:style-name="T2"><text:tab/></text:span></text:p>
            <text:p text:style-name="P1"><text:span text:style-name="T2">100</text:span><text:span text:style-name="T2"><text:tab/></text:span><text:span text:style-name="T2">Occitano</text:span><text:span text:style-name="T2"><text:tab/></text:span></text:p>
            <text:p text:style-name="P1"><text:span text:style-name="T2">101</text:span><text:span text:style-name="T2"><text:tab/></text:span><text:span text:style-name="T2">Polaco</text:span><text:span text:style-name="T2"><text:tab/></text:span></text:p>
            <text:p text:style-name="P1"><text:span text:style-name="T2">102</text:span><text:span text:style-name="T2"><text:tab/></text:span><text:span text:style-name="T2">Portugués (Brasil)</text:span><text:span text:style-name="T2"><text:tab/></text:span></text:p>
            <text:p text:style-name="P1"><text:span text:style-name="T2">103</text:span><text:span text:style-name="T2"><text:tab/></text:span><text:span text:style-name="T2">Portugués (Portugal)</text:span><text:span text:style-name="T2"><text:tab/></text:span></text:p>
            <text:p text:style-name="P1"><text:span text:style-name="T2">104</text:span><text:span text:style-name="T2"><text:tab/></text:span><text:span text:style-name="T2">Retorrománico</text:span><text:span text:style-name="T2"><text:tab/></text:span></text:p>
            <text:p text:style-name="P1"><text:span text:style-name="T2">105</text:span><text:span text:style-name="T2"><text:tab/></text:span><text:span text:style-name="T2">Rumano</text:span><text:span text:style-name="T2"><text:tab/></text:span></text:p>
            <text:p text:style-name="P1"><text:span text:style-name="T2">106</text:span><text:span text:style-name="T2"><text:tab/></text:span><text:span text:style-name="T2">Ruso</text:span><text:span text:style-name="T2"><text:tab/></text:span></text:p>
            <text:p text:style-name="P1"><text:span text:style-name="T2">107</text:span><text:span text:style-name="T2"><text:tab/></text:span><text:span text:style-name="T2">Sardo</text:span><text:span text:style-name="T2"><text:tab/></text:span></text:p>
            <text:p text:style-name="P1"><text:span text:style-name="T2">108</text:span><text:span text:style-name="T2"><text:tab/></text:span><text:span text:style-name="T2">Serbio (Cirílico)</text:span><text:span text:style-name="T2"><text:tab/></text:span></text:p>
            <text:p text:style-name="P1"><text:span text:style-name="T2">109</text:span><text:span text:style-name="T2"><text:tab/></text:span><text:span text:style-name="T2">Serbio (Latín)</text:span><text:span text:style-name="T2"><text:tab/></text:span></text:p>
            <text:p text:style-name="P1"><text:span text:style-name="T2">110</text:span><text:span text:style-name="T2"><text:tab/></text:span><text:span text:style-name="T2">Sotho del norte</text:span><text:span text:style-name="T2"><text:tab/></text:span></text:p>
            <text:p text:style-name="P1"><text:span text:style-name="T2">111</text:span><text:span text:style-name="T2"><text:tab/></text:span><text:span text:style-name="T2">Sotho del sur</text:span><text:span text:style-name="T2"><text:tab/></text:span></text:p>
            <text:p text:style-name="P1"><text:span text:style-name="T2">112</text:span><text:span text:style-name="T2"><text:tab/></text:span><text:span text:style-name="T2">Suajili (Kenia)</text:span><text:span text:style-name="T2"><text:tab/></text:span></text:p>
            <text:p text:style-name="P1"><text:span text:style-name="T2">113</text:span><text:span text:style-name="T2"><text:tab/></text:span><text:span text:style-name="T2">Suajili (Tanzania)</text:span><text:span text:style-name="T2"><text:tab/></text:span></text:p>
            <text:p text:style-name="P1"><text:span text:style-name="T2">114</text:span><text:span text:style-name="T2"><text:tab/></text:span><text:span text:style-name="T2">Sueco (Finlandia)</text:span><text:span text:style-name="T2"><text:tab/></text:span></text:p>
            <text:p text:style-name="P1"><text:span text:style-name="T2">115</text:span><text:span text:style-name="T2"><text:tab/></text:span><text:span text:style-name="T2">Sueco (Suecia)</text:span><text:span text:style-name="T2"><text:tab/></text:span></text:p>
            <text:p text:style-name="P1"><text:span text:style-name="T2">116</text:span><text:span text:style-name="T2"><text:tab/></text:span><text:span text:style-name="T2">Swazilandés</text:span><text:span text:style-name="T2"><text:tab/></text:span></text:p>
            <text:p text:style-name="P1"><text:span text:style-name="T2">117</text:span><text:span text:style-name="T2"><text:tab/></text:span><text:span text:style-name="T2">Tatar</text:span><text:span text:style-name="T2"><text:tab/></text:span></text:p>
            <text:p text:style-name="P1"><text:span text:style-name="T2">118</text:span><text:span text:style-name="T2"><text:tab/></text:span><text:span text:style-name="T2">Tsonga</text:span><text:span text:style-name="T2"><text:tab/></text:span></text:p>
            <text:p text:style-name="P1"><text:span text:style-name="T2">119</text:span><text:span text:style-name="T2"><text:tab/></text:span><text:span text:style-name="T2">Tswana (Botswana)</text:span><text:span text:style-name="T2"><text:tab/></text:span></text:p>
            <text:p text:style-name="P1"><text:span text:style-name="T2">120</text:span><text:span text:style-name="T2"><text:tab/></text:span><text:span text:style-name="T2">Tswana (Suráfrica)</text:span><text:span text:style-name="T2"><text:tab/></text:span></text:p>
            <text:p text:style-name="P1"><text:span text:style-name="T2">121</text:span><text:span text:style-name="T2"><text:tab/></text:span><text:span text:style-name="T2">Turco</text:span><text:span text:style-name="T2"><text:tab/></text:span></text:p>
            <text:p text:style-name="P1"><text:span text:style-name="T2">122</text:span><text:span text:style-name="T2"><text:tab/></text:span><text:span text:style-name="T2">Ucraniano</text:span><text:span text:style-name="T2"><text:tab/></text:span></text:p>
            <text:p text:style-name="P1"><text:span text:style-name="T2">123</text:span><text:span text:style-name="T2"><text:tab/></text:span><text:span text:style-name="T2">Uzbeco (Cirílico)</text:span><text:span text:style-name="T2"><text:tab/></text:span></text:p>
            <text:p text:style-name="P1"><text:span text:style-name="T2">124</text:span><text:span text:style-name="T2"><text:tab/></text:span><text:span text:style-name="T2">Uzbeco (Latín)</text:span><text:span text:style-name="T2"><text:tab/></text:span></text:p>
            <text:p text:style-name="P1"><text:span text:style-name="T2">125</text:span><text:span text:style-name="T2"><text:tab/></text:span><text:span text:style-name="T2">Venda</text:span><text:span text:style-name="T2"><text:tab/></text:span></text:p>
            <text:p text:style-name="P1"><text:span text:style-name="T2">126</text:span><text:span text:style-name="T2"><text:tab/></text:span><text:span text:style-name="T2">Xhosa</text:span><text:span text:style-name="T2"><text:tab/></text:span></text:p>
            <text:p text:style-name="P1"><text:span text:style-name="T2">127</text:span><text:span text:style-name="T2"><text:tab/></text:span><text:span text:style-name="T2">Zulú</text:span><text:span text:style-name="T2"><text:tab/></text:span></text:p>
            <text:p text:style-name="P1"><text:span text:style-name="T2">1</text:span><text:span text:style-name="T2"><text:tab/></text:span><text:span text:style-name="T2">[Ninguno]</text:span><text:span text:style-name="T2"><text:tab/></text:span></text:p>
            <text:p text:style-name="P1"><text:span text:style-name="T3">2</text:span><text:span text:style-name="T3"><text:tab/></text:span><text:span text:style-name="T3">Chino (Hong Kong)</text:span><text:span text:style-name="T3"><text:tab/></text:span></text:p>
            <text:p text:style-name="P1"><text:span text:style-name="T4">3</text:span><text:span text:style-name="T4"><text:tab/></text:span><text:span text:style-name="T4">Chino (Macao)</text:span><text:span text:style-name="T4"><text:tab/></text:span></text:p>
            <text:p text:style-name="P1"><text:span text:style-name="T5">4</text:span><text:span text:style-name="T5"><text:tab/></text:span><text:span text:style-name="T5">Chino (simplificado)</text:span><text:span text:style-name="T5"><text:tab/></text:span></text:p>
            <text:p text:style-name="P1"><text:span text:style-name="T6">5</text:span><text:span text:style-name="T6"><text:tab/></text:span><text:span text:style-name="T6">Chino (Singapur)</text:span><text:span text:style-name="T6"><text:tab/></text:span></text:p>
            <text:p text:style-name="P1"><text:span text:style-name="T7">6</text:span><text:span text:style-name="T7"><text:tab/></text:span><text:span text:style-name="T7">Chino (tradicional)</text:span><text:span text:style-name="T7"><text:tab/></text:span></text:p>
            <text:p text:style-name="P1"><text:span text:style-name="T8">7</text:span><text:span text:style-name="T8"><text:tab/></text:span><text:span text:style-name="T8">Coreano (República de Corea)</text:span><text:span text:style-name="T8"><text:tab/></text:span></text:p>
            <text:p text:style-name="P1"><text:span text:style-name="T9">8</text:span><text:span text:style-name="T9"><text:tab/></text:span><text:span text:style-name="T9">Japonés</text:span><text:span text:style-name="T9"><text:tab/></text:span></text:p>
            <text:p text:style-name="P1"><text:span text:style-name="T10">1</text:span><text:span text:style-name="T10"><text:tab/></text:span><text:span text:style-name="T10">[Ninguno]</text:span><text:span text:style-name="T10"><text:tab/></text:span></text:p>
            <text:p text:style-name="P1"><text:span text:style-name="T11">2</text:span><text:span text:style-name="T11"><text:tab/></text:span><text:span text:style-name="T11">Árabe (Arabia Saudí)</text:span><text:span text:style-name="T11"><text:tab/></text:span></text:p>
            <text:p text:style-name="P1"><text:span text:style-name="T12">3</text:span><text:span text:style-name="T12"><text:tab/></text:span><text:span text:style-name="T12">Árabe (Argelia)</text:span><text:span text:style-name="T12"><text:tab/></text:span></text:p>
            <text:p text:style-name="P1"><text:span text:style-name="T13">4</text:span><text:span text:style-name="T13"><text:tab/></text:span><text:span text:style-name="T13">Árabe (Bahrain)</text:span><text:span text:style-name="T13"><text:tab/></text:span></text:p>
            <text:p text:style-name="P1"><text:span text:style-name="T14">5</text:span><text:span text:style-name="T14"><text:tab/></text:span><text:span text:style-name="T14">Árabe (Egipto)</text:span><text:span text:style-name="T14"><text:tab/></text:span></text:p>
            <text:p text:style-name="P1"><text:span text:style-name="T15">6</text:span><text:span text:style-name="T15"><text:tab/></text:span><text:span text:style-name="T15">Árabe (Emiratos Árabes Unidos)</text:span><text:span text:style-name="T15"><text:tab/></text:span></text:p>
            <text:p text:style-name="P1"><text:span text:style-name="T16">7</text:span><text:span text:style-name="T16"><text:tab/></text:span><text:span text:style-name="T16">Árabe (Iraq)</text:span><text:span text:style-name="T16"><text:tab/></text:span></text:p>
            <text:p text:style-name="P1"><text:span text:style-name="T17">8</text:span><text:span text:style-name="T17"><text:tab/></text:span><text:span text:style-name="T17">Árabe (Jordania)</text:span><text:span text:style-name="T17"><text:tab/></text:span></text:p>
            <text:p text:style-name="P1"><text:span text:style-name="T18">9</text:span><text:span text:style-name="T18"><text:tab/></text:span><text:span text:style-name="T18">Árabe (Kuwait)</text:span><text:span text:style-name="T18"><text:tab/></text:span></text:p>
            <text:p text:style-name="P1"><text:span text:style-name="T19">10</text:span><text:span text:style-name="T19"><text:tab/></text:span><text:span text:style-name="T19">Árabe (Líbano)</text:span><text:span text:style-name="T19"><text:tab/></text:span></text:p>
            <text:p text:style-name="P1"><text:span text:style-name="T20">11</text:span><text:span text:style-name="T20"><text:tab/></text:span><text:span text:style-name="T20">Árabe (Libia)</text:span><text:span text:style-name="T20"><text:tab/></text:span></text:p>
            <text:p text:style-name="P1"><text:span text:style-name="T21">12</text:span><text:span text:style-name="T21"><text:tab/></text:span><text:span text:style-name="T21">Árabe (Marruecos)</text:span><text:span text:style-name="T21"><text:tab/></text:span></text:p>
            <text:p text:style-name="P1"><text:span text:style-name="T22">13</text:span><text:span text:style-name="T22"><text:tab/></text:span><text:span text:style-name="T22">Árabe (Omán)</text:span><text:span text:style-name="T22"><text:tab/></text:span></text:p>
            <text:p text:style-name="P1"><text:span text:style-name="T23">14</text:span><text:span text:style-name="T23"><text:tab/></text:span><text:span text:style-name="T23">Árabe (Qatar)</text:span><text:span text:style-name="T23"><text:tab/></text:span></text:p>
            <text:p text:style-name="P1"><text:span text:style-name="T24">15</text:span><text:span text:style-name="T24"><text:tab/></text:span><text:span text:style-name="T24">Árabe (Siria)</text:span><text:span text:style-name="T24"><text:tab/></text:span></text:p>
            <text:p text:style-name="P1"><text:span text:style-name="T25">16</text:span><text:span text:style-name="T25"><text:tab/></text:span><text:span text:style-name="T25">Árabe (Túnez)</text:span><text:span text:style-name="T25"><text:tab/></text:span></text:p>
            <text:p text:style-name="P1"><text:span text:style-name="T26">17</text:span><text:span text:style-name="T26"><text:tab/></text:span><text:span text:style-name="T26">Árabe (Yemen)</text:span><text:span text:style-name="T26"><text:tab/></text:span></text:p>
            <text:p text:style-name="P1"><text:span text:style-name="T27">18</text:span><text:span text:style-name="T27"><text:tab/></text:span><text:span text:style-name="T27">Assami</text:span><text:span text:style-name="T27"><text:tab/></text:span></text:p>
            <text:p text:style-name="P1"><text:span text:style-name="T28">19</text:span><text:span text:style-name="T28"><text:tab/></text:span><text:span text:style-name="T28">Bengalí (Bangladesh)</text:span><text:span text:style-name="T28"><text:tab/></text:span></text:p>
            <text:p text:style-name="P1"><text:span text:style-name="T29">20</text:span><text:span text:style-name="T29"><text:tab/></text:span><text:span text:style-name="T29">Bengalí (India)</text:span><text:span text:style-name="T29"><text:tab/></text:span></text:p>
            <text:p text:style-name="P1"><text:span text:style-name="T30">21</text:span><text:span text:style-name="T30"><text:tab/></text:span><text:span text:style-name="T30">Cachemirí (Cachemir)</text:span><text:span text:style-name="T30"><text:tab/></text:span></text:p>
            <text:p text:style-name="P1"><text:span text:style-name="T31">22</text:span><text:span text:style-name="T31"><text:tab/></text:span><text:span text:style-name="T31">Cachemirí (India)</text:span><text:span text:style-name="T31"><text:tab/></text:span></text:p>
            <text:p text:style-name="P1"><text:span text:style-name="T32">23</text:span><text:span text:style-name="T32"><text:tab/></text:span><text:span text:style-name="T32">Dzongja</text:span><text:span text:style-name="T32"><text:tab/></text:span></text:p>
            <text:p text:style-name="P1"><text:span text:style-name="T33">24</text:span><text:span text:style-name="T33"><text:tab/></text:span><text:span text:style-name="T33">Farsi</text:span><text:span text:style-name="T33"><text:tab/></text:span></text:p>
            <text:p text:style-name="P1"><text:span text:style-name="T34">25</text:span><text:span text:style-name="T34"><text:tab/></text:span><text:span text:style-name="T34">Gujaratí</text:span><text:span text:style-name="T34"><text:tab/></text:span></text:p>
            <text:p text:style-name="P1"><text:span text:style-name="T35">26</text:span><text:span text:style-name="T35"><text:tab/></text:span><text:span text:style-name="T35">Hebreo</text:span><text:span text:style-name="T35"><text:tab/></text:span></text:p>
            <text:p text:style-name="P1"><text:span text:style-name="T36">27</text:span><text:span text:style-name="T36"><text:tab/></text:span><text:span text:style-name="T36">Hindi</text:span><text:span text:style-name="T36"><text:tab/></text:span></text:p>
            <text:p text:style-name="P1"><text:span text:style-name="T37">28</text:span><text:span text:style-name="T37"><text:tab/></text:span><text:span text:style-name="T37">Jemer</text:span><text:span text:style-name="T37"><text:tab/></text:span></text:p>
            <text:p text:style-name="P1"><text:span text:style-name="T38">29</text:span><text:span text:style-name="T38"><text:tab/></text:span><text:span text:style-name="T38">Kannada</text:span><text:span text:style-name="T38"><text:tab/></text:span></text:p>
            <text:p text:style-name="P1"><text:span text:style-name="T39">30</text:span><text:span text:style-name="T39"><text:tab/></text:span><text:span text:style-name="T39">Kurdo (Irak)</text:span><text:span text:style-name="T39"><text:tab/></text:span></text:p>
            <text:p text:style-name="P1"><text:span text:style-name="T40">31</text:span><text:span text:style-name="T40"><text:tab/></text:span><text:span text:style-name="T40">Kurdo (Irán)</text:span><text:span text:style-name="T40"><text:tab/></text:span></text:p>
            <text:p text:style-name="P1"><text:span text:style-name="T41">32</text:span><text:span text:style-name="T41"><text:tab/></text:span><text:span text:style-name="T41">Laos</text:span><text:span text:style-name="T41"><text:tab/></text:span></text:p>
            <text:p text:style-name="P1"><text:span text:style-name="T42">33</text:span><text:span text:style-name="T42"><text:tab/></text:span><text:span text:style-name="T42">Malayalam</text:span><text:span text:style-name="T42"><text:tab/></text:span></text:p>
            <text:p text:style-name="P1"><text:span text:style-name="T43">34</text:span><text:span text:style-name="T43"><text:tab/></text:span><text:span text:style-name="T43">Manipuri</text:span><text:span text:style-name="T43"><text:tab/></text:span></text:p>
            <text:p text:style-name="P1"><text:span text:style-name="T44">35</text:span><text:span text:style-name="T44"><text:tab/></text:span><text:span text:style-name="T44">Marathi</text:span><text:span text:style-name="T44"><text:tab/></text:span></text:p>
            <text:p text:style-name="P1"><text:span text:style-name="T45">36</text:span><text:span text:style-name="T45"><text:tab/></text:span><text:span text:style-name="T45">Nepalí (India)</text:span><text:span text:style-name="T45"><text:tab/></text:span></text:p>
            <text:p text:style-name="P1"><text:span text:style-name="T46">37</text:span><text:span text:style-name="T46"><text:tab/></text:span><text:span text:style-name="T46">Nepalí (Nepal)</text:span><text:span text:style-name="T46"><text:tab/></text:span></text:p>
            <text:p text:style-name="P1"><text:span text:style-name="T47">38</text:span><text:span text:style-name="T47"><text:tab/></text:span><text:span text:style-name="T47">Oriya</text:span><text:span text:style-name="T47"><text:tab/></text:span></text:p>
            <text:p text:style-name="P1"><text:span text:style-name="T48">39</text:span><text:span text:style-name="T48"><text:tab/></text:span><text:span text:style-name="T48">Punjabi</text:span><text:span text:style-name="T48"><text:tab/></text:span></text:p>
            <text:p text:style-name="P1"><text:span text:style-name="T49">40</text:span><text:span text:style-name="T49"><text:tab/></text:span><text:span text:style-name="T49">Sánscrito</text:span><text:span text:style-name="T49"><text:tab/></text:span></text:p>
            <text:p text:style-name="P1"><text:span text:style-name="T50">41</text:span><text:span text:style-name="T50"><text:tab/></text:span><text:span text:style-name="T50">Sindhi</text:span><text:span text:style-name="T50"><text:tab/></text:span></text:p>
            <text:p text:style-name="P1"><text:span text:style-name="T51">42</text:span><text:span text:style-name="T51"><text:tab/></text:span><text:span text:style-name="T51">Sinhala</text:span><text:span text:style-name="T51"><text:tab/></text:span></text:p>
            <text:p text:style-name="P1"><text:span text:style-name="T52">43</text:span><text:span text:style-name="T52"><text:tab/></text:span><text:span text:style-name="T52">Tailandés</text:span><text:span text:style-name="T52"><text:tab/></text:span></text:p>
            <text:p text:style-name="P1"><text:span text:style-name="T53">44</text:span><text:span text:style-name="T53"><text:tab/></text:span><text:span text:style-name="T53">Tamil</text:span><text:span text:style-name="T53"><text:tab/></text:span></text:p>
            <text:p text:style-name="P1"><text:span text:style-name="T54">45</text:span><text:span text:style-name="T54"><text:tab/></text:span><text:span text:style-name="T54">Telugu</text:span><text:span text:style-name="T54"><text:tab/></text:span></text:p>
            <text:p text:style-name="P1"><text:span text:style-name="T55">46</text:span><text:span text:style-name="T55"><text:tab/></text:span><text:span text:style-name="T55">Tibetano (RP China)</text:span><text:span text:style-name="T55"><text:tab/></text:span></text:p>
            <text:p text:style-name="P1"><text:span text:style-name="T56">47</text:span><text:span text:style-name="T56"><text:tab/></text:span><text:span text:style-name="T56">Urdu (India)</text:span><text:span text:style-name="T56"><text:tab/></text:span></text:p>
            <text:p text:style-name="P1"><text:span text:style-name="T57">48</text:span><text:span text:style-name="T57"><text:tab/></text:span><text:span text:style-name="T57">Urdu (Pakistán)</text:span><text:span text:style-name="T57"><text:tab/></text:span></text:p>
            <text:p text:style-name="P1"><text:span text:style-name="T58">49</text:span><text:span text:style-name="T58"><text:tab/></text:span><text:span text:style-name="T58">Vietnamita</text:span><text:span text:style-name="T58"><text:tab/></text:span></text:p>
            <text:p text:style-name="P1"><text:span text:style-name="T58"/>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3" draw:layer="layout" svg:width="16.79cm" svg:height="13.116cm" svg:x="2.098cm" svg:y="14.10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Predeterminado-title" draw:layer="backgroundobjects" svg:width="14.851cm" svg:height="11.138cm" svg:x="3.068cm" svg:y="2.257cm" presentation:class="page"/>
        <draw:frame presentation:style-name="Predeterminado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02T21:18:00</meta:creation-date>
    <dc:date>2008-01-02T17:06:23</dc:date>
    <meta:editing-cycles>2</meta:editing-cycles>
    <meta:editing-duration>PT5M2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